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548cm" fo:min-width="12.898cm"/>
    </style:style>
    <style:style style:name="gr2" style:family="graphic" style:parent-style-name="standard">
      <style:graphic-properties draw:textarea-vertical-align="middle" draw:auto-grow-height="false" fo:min-height="5.65cm" fo:min-width="5.4cm"/>
    </style:style>
    <style:style style:name="gr3" style:family="graphic" style:parent-style-name="standard">
      <style:graphic-properties draw:textarea-vertical-align="middle"/>
    </style:style>
    <style:style style:name="gr4" style:family="graphic" style:parent-style-name="standard">
      <style:graphic-properties draw:auto-grow-height="false" fo:min-height="6.922cm" fo:min-width="11.372cm" fo:wrap-option="no-wrap"/>
    </style:style>
    <style:style style:name="gr5" style:family="graphic" style:parent-style-name="standard">
      <style:graphic-properties draw:textarea-horizontal-align="justify" draw:textarea-vertical-align="middle" draw:auto-grow-height="false" fo:min-height="1.978cm" fo:min-width="2.152cm"/>
    </style:style>
    <style:style style:name="gr6" style:family="graphic" style:parent-style-name="standard">
      <style:graphic-properties draw:fill="none" draw:textarea-vertical-align="middle" draw:auto-grow-height="false" fo:min-height="7.726cm" fo:min-width="0.272cm"/>
    </style:style>
    <style:style style:name="gr7" style:family="graphic" style:parent-style-name="standard">
      <style:graphic-properties draw:textarea-vertical-align="middle" draw:auto-grow-height="false" fo:min-height="3.226cm" fo:min-width="3.368cm"/>
    </style:style>
    <style:style style:name="gr8" style:family="graphic" style:parent-style-name="standard">
      <style:graphic-properties draw:textarea-horizontal-align="justify" draw:textarea-vertical-align="middle" draw:auto-grow-height="false" fo:min-height="2.9cm" fo:min-width="2.8cm"/>
    </style:style>
    <style:style style:name="gr9" style:family="graphic" style:parent-style-name="standard">
      <style:graphic-properties draw:textarea-horizontal-align="justify" draw:textarea-vertical-align="middle" draw:auto-grow-height="false" fo:min-height="2.749cm" fo:min-width="2.499cm" fo:wrap-option="no-wrap"/>
    </style:style>
    <style:style style:name="gr10" style:family="graphic" style:parent-style-name="standard">
      <style:graphic-properties draw:textarea-vertical-align="middle" draw:auto-grow-height="false" fo:min-height="1.069cm" fo:min-width="2.721cm" fo:wrap-option="wrap"/>
    </style:style>
    <style:style style:name="gr11" style:family="graphic" style:parent-style-name="objectwithoutfill">
      <style:graphic-properties draw:fill="none" draw:textarea-vertical-align="middle"/>
    </style:style>
    <style:style style:name="P1" style:family="paragraph">
      <style:paragraph-properties fo:text-align="center"/>
      <style:text-properties style:font-name="Ubuntu Condensed"/>
    </style:style>
    <style:style style:name="P2" style:family="paragraph">
      <style:paragraph-properties fo:text-align="center"/>
      <style:text-properties fo:color="#ffffff" style:font-name="Ubuntu Condensed" fo:font-size="44pt" style:font-size-asian="44pt" style:font-size-complex="44pt"/>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color="#ffffff" style:font-name="Ubuntu Condensed"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13.7cm" svg:height="3.1cm" svg:x="3.7cm" svg:y="2.3cm">
          <text:p text:style-name="P1"><text:span text:style-name="T1">ТЕСТ</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9cm" svg:height="5.9cm" svg:x="3cm" svg:y="8.5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3" draw:text-style-name="P3" draw:layer="layout" svg:width="4cm" svg:height="4cm" svg:x="12.3cm" svg:y="8.6cm" draw:kind="cut" draw:start-angle="141.52" draw:end-angle="306.18">
          <text:p/>
        </draw:circle>
        <draw:ellipse draw:style-name="gr3" draw:text-style-name="P3" draw:layer="layout" svg:width="6.6cm" svg:height="5cm" svg:x="10.6cm" svg:y="8.653cm" draw:kind="arc" draw:start-angle="115.68" draw:end-angle="357.69">
          <text:p/>
        </draw:ellipse>
        <draw:custom-shape draw:style-name="gr4" draw:layer="layout" svg:width="13.5cm" svg:height="8.8cm" svg:x="1.5cm" svg:y="7.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 draw:text-style-name="P3" draw:layer="layout" svg:width="7.5cm" svg:height="6.3cm" svg:x="4cm" svg:y="9.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4" draw:layer="layout" svg:width="1.1cm" svg:height="8.7cm" svg:x="17.2cm" svg:y="1.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7" draw:text-style-name="P3" draw:layer="layout" svg:width="6.9cm" svg:height="6.2cm" svg:x="0.3cm" svg:y="16.9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style-name="gr8" draw:text-style-name="P3" draw:layer="layout" svg:width="6.6cm" svg:height="6.3cm" svg:x="7.6cm" svg:y="17.8cm">
          <text:p/>
          <draw:enhanced-geometry svg:viewBox="0 0 21600 21600" draw:text-areas="5400 5400 16200 16200" draw:type="flowchart-sort" draw:enhanced-path="M 0 10800 L 10800 0 21600 10800 10800 21600 Z N M 0 10800 L 21600 10800 N"/>
        </draw:custom-shape>
        <draw:custom-shape draw:style-name="gr9" draw:text-style-name="P3" draw:layer="layout" svg:width="2.999cm" svg:height="2.999cm" svg:x="12.45cm" svg:y="16.4cm">
          <text:p/>
          <draw:enhanced-geometry svg:viewBox="0 0 21600 21600" draw:mirror-horizontal="true" draw:type="line-callout-1" draw:modifiers="-32760 20167.2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3" draw:layer="layout" svg:width="2.999cm" svg:height="2.999cm" svg:x="6.05cm" svg:y="16.4cm">
          <text:p/>
          <draw:enhanced-geometry svg:viewBox="0 0 21600 21600" draw:mirror-horizontal="true" draw:type="line-callout-1" draw:modifiers="-69480 59047.2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3" draw:layer="layout" svg:width="6.1cm" svg:height="4cm" svg:x="8.1cm" svg:y="1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page>
      <draw:page draw:name="page2" draw:style-name="dp1" draw:master-page-name="Обычный">
        <draw:path draw:style-name="gr11" draw:text-style-name="P4" draw:layer="layout" svg:width="17.642cm" svg:height="13.816cm" svg:x="0cm" svg:y="4.4cm" svg:viewBox="0 0 17643 13817" svg:d="M8917 5694c1077 614 2088 1413 3433 1323 1202-80 3217 491 3861-751 391-754 361-1900-536-2467-398-252-1313-1440-1752-572-785 1552-1219 3259-1895 4862-456 1083 214 2235 1144 2610 1076 434 2312 88 3325-572 1129-735 1094-1907 1145-2967 62-1280-2220-1314-2217 929 2 1607-960 3097-1859 4434-951 1415-3164 918-4756 1144-2622 372-5530 105-7866-1430-1304-857-1052-2685-465-3790 1144-2154 3057-3855 5221-4934 1919-957 3904-2055 6078-2146 727-30 1590-372 2288 286 305 288 1057 1039 1359 36 240-795-641-1207-1252-1359-507-126-1123-525-1537-214-1043 784-1373 2234-1645 3504l-143 786v50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8T00:47:59.469150270</meta:creation-date>
    <dc:date>2018-06-18T00:51:28.570603539</dc:date>
    <meta:editing-duration>PT3M30S</meta:editing-duration>
    <meta:editing-cycles>1</meta:editing-cycles>
    <meta:document-statistic meta:object-count="13"/>
    <meta:generator>LibreOffice/6.0.4.2$Linux_X86_64 LibreOffice_project/ffd98959f75c3d4df93843a2fb47af8ab67746fd</meta:generator>
  </office:meta>
</office:document-meta>
</file>